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437c5e" officeooo:paragraph-rsid="00097b71" fo:background-color="transparent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officeooo:rsid="0025ce97" officeooo:paragraph-rsid="00097b71"/>
    </style:style>
    <style:style style:name="P3" style:family="paragraph" style:parent-style-name="Standard">
      <style:text-properties officeooo:rsid="0025ce97" officeooo:paragraph-rsid="00097b71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25ce97" officeooo:paragraph-rsid="00097b71" fo:background-color="#f5822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36f0e2" officeooo:paragraph-rsid="00097b71"/>
    </style:style>
    <style:style style:name="P6" style:family="paragraph" style:parent-style-name="Standard">
      <style:paragraph-properties fo:text-align="justify" style:justify-single-word="false"/>
      <style:text-properties officeooo:rsid="0037f646" officeooo:paragraph-rsid="00097b71"/>
    </style:style>
    <style:style style:name="P7" style:family="paragraph" style:parent-style-name="Standard">
      <style:paragraph-properties fo:text-align="justify" style:justify-single-word="false"/>
      <style:text-properties officeooo:rsid="00268c14" officeooo:paragraph-rsid="00097b71"/>
    </style:style>
    <style:style style:name="P8" style:family="paragraph" style:parent-style-name="Standard">
      <style:paragraph-properties fo:text-align="justify" style:justify-single-word="false"/>
      <style:text-properties officeooo:rsid="0042c382" officeooo:paragraph-rsid="00097b71"/>
    </style:style>
    <style:style style:name="T1" style:family="text">
      <style:text-properties fo:font-style="normal" fo:font-weight="bold" fo:background-color="#fff200" loext:char-shading-value="0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officeooo:rsid="003af78d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a022b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448be6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weight="bold" fo:background-color="#fff200" loext:char-shading-value="0" style:font-weight-asian="bold" style:font-weight-complex="bold"/>
    </style:style>
    <style:style style:name="T7" style:family="text">
      <style:text-properties fo:font-weight="bold" fo:background-color="#fff200" loext:char-shading-value="0" style:font-weight-asian="bold" style:font-weight-complex="bold"/>
    </style:style>
    <style:style style:name="T8" style:family="text">
      <style:text-properties fo:font-weight="bold" officeooo:rsid="003dd1b7" fo:background-color="#fff200" loext:char-shading-value="0" style:font-weight-asian="bold" style:font-weight-complex="bold"/>
    </style:style>
    <style:style style:name="T9" style:family="text">
      <style:text-properties fo:font-weight="bold" officeooo:rsid="003fe448" fo:background-color="#fff200" loext:char-shading-value="0" style:font-weight-asian="bold" style:font-weight-complex="bold"/>
    </style:style>
    <style:style style:name="T10" style:family="text">
      <style:text-properties fo:font-weight="bold" officeooo:rsid="0041b6b2" fo:background-color="#fff200" loext:char-shading-value="0" style:font-weight-asian="bold" style:font-weight-complex="bold"/>
    </style:style>
    <style:style style:name="T11" style:family="text">
      <style:text-properties fo:font-weight="bold" officeooo:rsid="00268c14" fo:background-color="#fff200" loext:char-shading-value="0" style:font-weight-asian="bold" style:font-weight-complex="bold"/>
    </style:style>
    <style:style style:name="T12" style:family="text">
      <style:text-properties fo:font-weight="bold" fo:background-color="transparent" loext:char-shading-value="0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36bf2d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427c2e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3dd1b7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3e3ae7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3fe448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41b144" fo:background-color="transparent" loext:char-shading-value="0" style:font-weight-asian="normal" style:font-weight-complex="normal"/>
    </style:style>
    <style:style style:name="T21" style:family="text">
      <style:text-properties fo:font-weight="normal" fo:background-color="#fff200" loext:char-shading-value="0" style:font-weight-asian="normal" style:font-weight-complex="normal"/>
    </style:style>
    <style:style style:name="T2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23" style:family="text">
      <style:text-properties style:text-underline-style="none" fo:font-weight="normal" officeooo:rsid="003cd1f4" fo:background-color="transparent" loext:char-shading-value="0" style:font-weight-asian="normal" style:font-weight-complex="normal"/>
    </style:style>
    <style:style style:name="T24" style:family="text">
      <style:text-properties style:text-underline-style="none" fo:font-weight="bold" fo:background-color="#fff200" loext:char-shading-value="0" style:font-weight-asian="bold" style:font-weight-complex="bold"/>
    </style:style>
    <style:style style:name="T25" style:family="text">
      <style:text-properties officeooo:rsid="003a0f41"/>
    </style:style>
    <style:style style:name="T26" style:family="text">
      <style:text-properties officeooo:rsid="0037f646"/>
    </style:style>
    <style:style style:name="T27" style:family="text">
      <style:text-properties officeooo:rsid="0041b6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THON</text:p>
      <text:p text:style-name="P4">LISTY:<text:span text:style-name="T3"> </text:span><text:span text:style-name="T4">są sekwencjami, można zmieniać w miejscu </text:span><text:span text:style-name="T5">(tzn. bez tworzenia pośrednich zmiennych)</text:span></text:p>
      <text:p text:style-name="P2"><text:span text:style-name="T6">L.append(x) </text:span><text:span text:style-name="T14">dodanie </text:span><text:span text:style-name="T15">elementu x </text:span><text:span text:style-name="T14">na końcu</text:span></text:p>
      <text:p text:style-name="P2"><text:span text:style-name="T7">L.insert(index, wartość)</text:span><text:span text:style-name="T21"> </text:span><text:span text:style-name="T12"><text:s/></text:span><text:span text:style-name="T16">dodaje podaną wartość na pozycji index</text:span><text:span text:style-name="T12"> </text:span></text:p>
      <text:p text:style-name="P2"><text:span text:style-name="T7">L.pop(</text:span><text:span text:style-name="T8">index</text:span><text:span text:style-name="T7">) </text:span><text:span text:style-name="T17">usuwa i </text:span><text:span text:style-name="T18">jednocześnie zapamiętuje </text:span><text:span text:style-name="T19">element</text:span><text:span text:style-name="T18"> z podanego indeksu</text:span></text:p>
      <text:p text:style-name="P2"><text:span text:style-name="T7">L.del(</text:span><text:span text:style-name="T9">index</text:span><text:span text:style-name="T7">)</text:span><text:span text:style-name="T14"> usuwa obiekt o </text:span><text:span text:style-name="T19">podanym </text:span><text:span text:style-name="T14">indeksie</text:span></text:p>
      <text:p text:style-name="P2"><text:span text:style-name="T6">len (L) </text:span><text:span text:style-name="T2">podaje liczbę elementów listy</text:span><text:span text:style-name="T12"> </text:span></text:p>
      <text:p text:style-name="P2"><text:span text:style-name="T6">L[0] </text:span><text:span text:style-name="T14">pierwsza pozycja </text:span><text:span text:style-name="T20">listy</text:span><text:span text:style-name="T14">,</text:span><text:span text:style-name="T6"> L[:-1] </text:span><text:span text:style-name="T22">wycinek bez ostatniego elementu </text:span></text:p>
      <text:p text:style-name="P2"><text:span text:style-name="T24">L[::-1] </text:span><text:span text:style-name="T23">cała lista w odwróconej kolejności</text:span></text:p>
      <text:p text:style-name="P2"><text:span text:style-name="T6">L.sort()</text:span> sortowanie A-Z, <text:s/><text:span text:style-name="T6">L.reverse()</text:span> sortowanie Z-A <text:span text:style-name="T25">(uwaga</text:span>, <text:span text:style-name="T25">tę operację przeprowadzamy bez przypisywania do zmiennej, a zawartość listy musi być jednorodnego typu, inaczej zwraca błąd)</text:span></text:p>
      <text:p text:style-name="P5"><text:span text:style-name="T6">for i in L</text:span> pętla, iteracja przez <text:span text:style-name="T26">wszystkie </text:span>elementy listy</text:p>
      <text:p text:style-name="P6"><text:span text:style-name="T7">wartość in L</text:span> sprawdza czy wartość jest na liście, zwraca Prawdę lub Fałsz <text:span text:style-name="T27">(np: </text:span><text:span text:style-name="T10">if x in L:</text:span><text:span text:style-name="T27">)</text:span></text:p>
      <text:p text:style-name="P2"><text:span text:style-name="T11">L</text:span><text:span text:style-name="T6">.count(wartość)</text:span> zlicza wystąpienia wartości na liście</text:p>
      <text:p text:style-name="P2"><text:span text:style-name="T6">L.clear</text:span> czyści listę</text:p>
      <text:p text:style-name="P7">Zagnieżdżanie: <text:span text:style-name="T13">L=[[1,2,3], [4,5,6],[7,8,9]]</text:span> <text:s text:c="3"/><text:span text:style-name="T6">L[1][2]</text:span>=6</text:p>
      <text:p text:style-name="P7"/>
      <text:p text:style-name="P8">jak sprawdzić czy lista jest pusta: </text:p>
      <text:p text:style-name="P8">a) <text:span text:style-name="T7">if len(L)==0:</text:span> <text:s text:c="3"/>b) <text:span text:style-name="T7">if not L:</text:span></text:p>
      <text:p text:style-name="P1">lista składana, jak stworzyć wyciąg z listy, pomijający stringi:</text:p>
      <text:p text:style-name="P1"><text:span text:style-name="T1">result = [i for i in L if type(i)!= str]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0:06:15.158257779</meta:creation-date>
    <dc:date>2018-12-01T20:07:04.672238963</dc:date>
    <meta:editing-duration>PT49S</meta:editing-duration>
    <meta:editing-cycles>1</meta:editing-cycles>
    <meta:document-statistic meta:table-count="0" meta:image-count="0" meta:object-count="0" meta:page-count="1" meta:paragraph-count="19" meta:word-count="160" meta:character-count="1098" meta:non-whitespace-character-count="944"/>
    <meta:generator>LibreOffice/6.0.6.2$Linux_X86_64 LibreOffice_project/00m0$Build-2</meta:generator>
  </office:meta>
</office:document-meta>
</file>